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iesWithRealEqualsAndInOrderTest.should_be_able_to_handle_in_order_on_spies_with_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BeSpied.som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